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y-title">
      <style:graphic-properties fo:min-height="1cm"/>
      <style:paragraph-properties style:writing-mode="lr-tb"/>
    </style:style>
    <style:style style:name="pr2" style:family="presentation" style:parent-style-name="Domyślny-subtitle">
      <style:graphic-properties draw:fill-color="#ffffff" fo:min-height="13.5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r4" style:family="presentation" style:parent-style-name="Domyślny-outline1">
      <style:graphic-properties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 text:style-name="P1">Grzegorz Cygan</text:p>
          </draw:text-box>
        </draw:frame>
        <draw:frame presentation:style-name="pr2" draw:text-style-name="P2" draw:layer="layout" svg:width="27cm" svg:height="13.5cm" svg:x="0.5cm" svg:y="1.5cm" presentation:class="subtitle">
          <draw:text-box>
            <text:p>Serwer na ESP32</text:p>
            <text:p>Podstawy języka HTML – obsługa formularz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office:forms form:automatic-focus="false" form:apply-design-mode="false"/>
        <draw:frame presentation:style-name="pr1" draw:layer="layout" svg:width="27cm" svg:height="1cm" svg:x="0.5cm" svg:y="0.5cm" presentation:class="title" presentation:placeholder="true">
          <draw:text-box/>
        </draw:frame>
        <draw:frame presentation:style-name="pr4" draw:layer="layout" svg:width="27cm" svg:height="13.5cm" svg:x="0.5cm" svg:y="1.5cm" presentation:class="outline">
          <draw:text-box>
            <text:list text:style-name="L2">
              <text:list-item>
                <text:p>Sterownik pracuje w trybie AP.</text:p>
              </text:list-item>
              <text:list-item>
                <text:p>Na sterowniku działa serwer z formularzem do wpisania hasła i przyciskiem OK.</text:p>
              </text:list-item>
              <text:list-item>
                <text:p>Po kiknięciu przycisku hasło jest zapisywane w pamięci flash, a serwer przechodzi w tryb klienta sieci WiFi logując się za pomocą hasła podanego w formularzu, </text:p>
              </text:list-item>
              <text:list-item>
                <text:p>o którym mowa wcześniej. SSID jest stały (w kodzie programu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7cm" svg:height="1cm" svg:x="0.5cm" svg:y="0.5cm" presentation:class="title" presentation:placeholder="true">
        <draw:text-box/>
      </draw:frame>
      <draw:frame presentation:style-name="Domyślny-outline1" draw:layer="backgroundobjects" svg:width="27cm" svg:height="13.5cm" svg:x="0.5cm" svg:y="1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2T05:19:42.953000000</meta:creation-date>
    <dc:date>2026-04-04T11:29:53.569000000</dc:date>
    <meta:editing-duration>PT1H6M24S</meta:editing-duration>
    <meta:editing-cycles>14</meta:editing-cycles>
    <meta:generator>LibreOffice/7.0.4.2$Windows_X86_64 LibreOffice_project/dcf040e67528d9187c66b2379df5ea4407429775</meta:generator>
    <meta:document-statistic meta:object-count="26"/>
  </office:meta>
</office:document-meta>
</file>